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4f8a" officeooo:paragraph-rsid="00054f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2355723" text:style-name="L1">
        <text:list-item>
          <text:p text:style-name="P1">General</text:p>
        </text:list-item>
        <text:list-item>
          <text:p text:style-name="P1">postgresql</text:p>
        </text:list-item>
        <text:list-item>
          <text:p text:style-name="P1">postfix</text:p>
        </text:list-item>
        <text:list-item>
          <text:p text:style-name="P1">nginx</text:p>
          <text:list>
            <text:list-item>
              <text:p text:style-name="P1"><text:a xlink:type="simple" xlink:href="https://linuxize.com/post/secure-nginx-with-let-s-encrypt-on-ubuntu-18-04/" text:style-name="Internet_20_link" text:visited-style-name="Visited_20_Internet_20_Link">https://linuxize.com/post/secure-nginx-with-let-s-encrypt-on-ubuntu-18-04/</text:a></text:p>
            </text:list-item>
          </text:list>
        </text:list-item>
        <text:list-item>
          <text:p text:style-name="P1">certbot/lets incrypt</text:p>
        </text:list-item>
        <text:list-item>
          <text:p text:style-name="P1">le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8:33:20.590756788</meta:creation-date>
    <meta:generator>LibreOffice/6.0.7.3$Linux_X86_64 LibreOffice_project/00m0$Build-3</meta:generator>
    <dc:date>2019-06-20T10:39:14.039403300</dc:date>
    <meta:editing-duration>PT4M49S</meta:editing-duration>
    <meta:editing-cycles>1</meta:editing-cycles>
    <meta:document-statistic meta:table-count="0" meta:image-count="0" meta:object-count="0" meta:page-count="1" meta:paragraph-count="7" meta:word-count="15" meta:character-count="141" meta:non-whitespace-character-count="140"/>
  </office:meta>
</office:document-meta>
</file>